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 reguły staram się do recenzji wyszukiwać dobre opowiadania. Takie, które aż chce się polecić czytelnikom. Dzięki temu wszystko się upraszcza - czyta się je miło i szybko, a do tego pochwały same spływają z klawiatury i można szybko wyrobić redakcyjne normy. Niestety, czasami taki plan po prostu nie wypala. Nawet dobre oceny czytelników czy ładna okładka nie są w stanie ukryć faktu, że dany fanfic jest po prostu słaby. Czuję się potem jak jakiś Winkelried Narodów, ściągając sobie na głowę czytelniczy koszmarek tylko po to, by móc napisać słowa przestrogi.</text:p>
      <text:p text:style-name="Standard"/>
      <text:p text:style-name="Standard">“Adaptation - A Changeling’s Story” to dość wiekowe (na standardy fandomowe) opowiadanie, napisano je bowiem w 2013 roku. To naprawdę kawał historii - od tego czasu przeminęło sporo fanowskich pomysłów, część tematów, które wtedy były oryginalne, dziś stanowi klisze, od których bolą zęby, część pisarzy wyrobiła sobie jako-taki warsztat… Mimo to przyjemnie się czasem zagłębić w te czasy, gdy pisano nieco prostsze rzeczy, serial nie mówił wprost wielu faktów o Equestrii i nikt nie wiedział jeszcze jak będą wyglądać niewierni członkowie roju Chrysalis po zmianie barw klubowych.</text:p>
      <text:p text:style-name="Standard"/>
      <text:p text:style-name="Standard">“Adaptation - A changeling’s story” zwróciło moją uwagę dzięki przyjemnej dla oka okładce, na której dorosły podmieniec obejmuje Scootaloo. W połączeniu z tytułem, tagami oraz liczbą łapek w górę na FiMFiction obiecywało mi to miłą lekturę o tym jak żołnierz pokonanej armii integruje się z Equestrią czy coś w tym guście. Opowieść o tym kim jesteśmy, dokąd zmierzamy i czy gdybyśmy mogli zmieniać kształt, to czy obrabowalibyśmy bank od razu, czy najpierw dla treningu okradli lodziarnię. </text:p>
      <text:p text:style-name="Standard"/>
      <text:p text:style-name="Standard">Wstęp do fabuły jest względnie prosty - po ataku na Canterlot jeden z wojowników Chrysalis budzi się niedaleko Ponyville (bo gdzieżby indziej…) i stwierdza, że pora na przekąskę. Po drodze wpada na główne bohaterki serialu, zostaje przez nie praktycznie siłą przymuszony do interakcji z nimi, a w końcu próbuje się nieco bardziej zadomowić w miasteczku. Banalne? Owszem, ale to samo w sobie w niczym nie przeszkadza. Siłą opowiadań obyczajowych nie musi być fabuła (wręcz przeciwnie, inaczej ryzykuje się zmianę w “Modę na sukces”), ale postacie. Jak pod tym względem wypada to opowiadanie?</text:p>
      <text:p text:style-name="Standard"/>
      <text:p text:style-name="Standard">Najlepsze określenie to “tragicznie”. Naprawdę, dawno nie widziałem tak źle napisanych postaci. Każda z nich ma w sobie mniej więcej tyle życia co lalka, a ich losem sterują nie one same, ale widzimisię autora. W teorii nie ma w tym nic złego, w końcu to opowiadanie, ale nie powinno być to aż tak boleśnie widoczne. Najgorzej wygląda pod tym względem główna bohaterka - niby żołnierz i dowódca, ale w praktyce nie jest w stanie zaplanować swoich działań w Ponyville, ograniczając się do wypełniania sugestii i rozkazów głównych bohaterek serialu. Praktycznie nie widać rozwoju jej osobowości, a zachowanie nigdy nie gryzie jej w zad. Jak na członka armii inwazyjnej, która dopiero co okupowała stolicę całego kraju, to ma się w Ponyville zdecydowanie za dobrze. Jeszcze gorszy (o zgrozo) jest główny zły, który się na krótko pojawia, jest Zły (przez duże Z)... i tyle. Dodam, że jego wystąpienie skutkuje jedną z najnudniejszych scen walki, jakie widziałem w życiu. Do tego dochodzą postacie kanoniczne, takie jak Scootaloo która wypada dobrze tylko gdy śpi lub jest nieprzytomna, Twilight która wykazuje ufność świadczącą o podświadomej chęci do popełnienia samobójstwa, Chrysalis która jest w stanie sobie zrobić krzywdę… Lista postaci jest długa i o żadnej nie jestem w stanie powiedzieć dobrego słowa. </text:p>
      <text:p text:style-name="Standard"/>
      <text:p text:style-name="Standard">Nie pomaga konstrukcja opowiadania i to, jak zostało napisane. Autor upodobał sobie przeskoki w czasie, co w opowiadaniu obyczajowym jest zbrodnią. Nie mowa tu o przeskoczeniu kilku dni do przodu gdy coś się dzieje, co to to nie - zamiast opisywać relacje z innymi bohaterami można tu natrafić na stwierdzenie, że “w ciągu następnych miesięcy się polubiły”. Co gorsza, zapomina na amen o konsekwencji - przez co napotykamy takie kwiatki jak Twilight pytająca się ze zdziwieniem, po zaledwie kilkunastu tygodniach znajomości, czy podmieńce mają uczucia. Czasem jest to aż śmieszne, jak gdy na przykład w samym środku sceny walki bohaterka najwyraźniej zapomina że jest (podobno) żołnierzem. Niektóre wątki, które aż się proszą o rozpisanie, są kompletnie olewane, podczas gdy inne są eksponowane - ale bez należytej podbudowy, przez co ich logika kuleje jak ofiara bomby atomowej (to jest, nie kuleje, ale tylko dlatego że jej nie ma). </text:p>
      <text:p text:style-name="Standard"/>
      <text:p text:style-name="Standard">Obrazu rozpaczy dodaje brak korekty i pre-readingu (niby autor twierdzi że jakieś były, ale podejrzewam, że osoby które to robiły znają angielski gorzej niż on sam). Literówki, nagminny brak wielkich liter, sformułowania, które mają tyle polotu i gracji co zagrzebane w ziemi kości dinozaura… </text:p>
      <text:p text:style-name="Standard"/>
      <text:p text:style-name="Standard">Podchodziłem do tego opowiadania z pewną ostrożnością, ale i optymizmem - w końcu mowa praktycznie o zabytku, choć dobrze ocenianym. Niestety, zawiodłem się kompletnie, ledwo będąc w stanie się przemęczyć przez całość. “Adaptation - a changeling’s story” jest po prostu słabe. Od czasu do czasu jego wady wrzeszczą o pomstę do nieba (przeskoki w czasie), czasem tylko cicho coś kwilą smutno (ortografia, klisze, postacie), ale cały czas gdzieś są. Jest to w gruncie rzeczy smutne, bo autor miał szansę przetrzeć szlak i zostać fandomową legendą. Przepisanie opowiadania od nowa z tą samą fabułą, ale rozpisaną z sensem i głową by mu na pewno pomogło. Nie zaszkodziłoby tchnięcie życia w postacie, przemyślenie głównego złego, zastanowienie się czy kilka ciekawostek o podmieńcach musi nie mieć sensu… Podsumowując, to byłby całkiem dobry fic, gdyby nie był tak bardzo zły. Niestety, nie polecam nikomu, kto nie ma skłonności do masochizmu. </text:p>
      <text:p text:style-name="Standard"/>
      <text:p text:style-name="Standard"><text:a xlink:type="simple" xlink:href="https://www.fimfiction.net/story/82593/adaptation-a-changelings-story" text:style-name="ListLabel_20_1" text:visited-style-name="ListLabel_20_1"><text:span text:style-name="T1">https://www.fimfiction.net/story/82593/adaptation-a-changelings-story</text:span></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9" meta:word-count="890" meta:character-count="5768" meta:non-whitespace-character-count="4881"/>
    <meta:generator>LibreOfficeDev/6.0.5.2$Linux_X86_64 LibreOffice_project/</meta:generator>
  </office:meta>
</office:document-meta>
</file>